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e1c8" officeooo:paragraph-rsid="001ae1c8"/>
    </style:style>
    <style:style style:name="P2" style:family="paragraph" style:parent-style-name="Standard">
      <style:text-properties officeooo:rsid="001ae1c8" officeooo:paragraph-rsid="001b0450"/>
    </style:style>
    <style:style style:name="T1" style:family="text">
      <style:text-properties officeooo:rsid="001b0450"/>
    </style:style>
    <style:style style:name="T2" style:family="text">
      <style:text-properties officeooo:rsid="002311a4"/>
    </style:style>
    <style:style style:name="T3" style:family="text">
      <style:text-properties officeooo:rsid="0024c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rażyna/Halina</text:span><text:line-break/></text:p>
      <text:p text:style-name="P1">26 <text:span text:style-name="T3">lat</text:span></text:p>
      <text:p text:style-name="P2"><text:line-break/>jest pracowni<text:span text:style-name="T1">kiem korpo, przyjechała do Warszawy 6 lat temu na studia. Ma konto na Facebooku i często korzysta ze swojego smartphona. W mieście ma sporo znajomych ze studiów i z pracy i chętnie nawiązuje nowe kontakty. Jeździ na rolkach ok 2 razy w tygodniu, zdarza się, że jeździ do pracy. Poza dojazdami do pracy jeździ wieczorem albo w weekend. Wpada na rolkarskie masówki (night skating)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5S</meta:editing-duration>
    <meta:editing-cycles>18</meta:editing-cycles>
    <meta:generator>LibreOffice/5.0.3.2$Windows_x86 LibreOffice_project/e5f16313668ac592c1bfb310f4390624e3dbfb75</meta:generator>
    <dc:date>2015-12-16T18:58:16.363000000</dc:date>
    <meta:document-statistic meta:table-count="0" meta:image-count="0" meta:object-count="0" meta:page-count="1" meta:paragraph-count="3" meta:word-count="68" meta:character-count="415" meta:non-whitespace-character-count="347"/>
    <meta:user-defined meta:name="Info 1"/>
    <meta:user-defined meta:name="Info 2"/>
    <meta:user-defined meta:name="Info 3"/>
    <meta:user-defined meta:name="Info 4"/>
  </office:meta>
</office:document-meta>
</file>